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_town_cross" table:style-name="ta1">
        <table:shapes>
          <draw:frame draw:z-index="0" draw:style-name="gr1" draw:text-style-name="P1" svg:width="453.51pt" svg:height="255.09pt" svg:x="27.86pt" svg:y="297.81pt">
            <loext:p draw:notify-on-update-of-ranges="old_town_cross.B14:old_town_cross.U14 old_town_cross.A15:old_town_cross.A15 old_town_cross.B15:old_town_cross.U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SN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20.032480</text:p>
          </table:table-cell>
          <table:table-cell table:style-name="ce2" office:value-type="string" calcext:value-type="string">
            <text:p>20.116848</text:p>
          </table:table-cell>
          <table:table-cell table:style-name="ce2" office:value-type="string" calcext:value-type="string">
            <text:p>20.155020</text:p>
          </table:table-cell>
          <table:table-cell table:style-name="ce2" office:value-type="string" calcext:value-type="string">
            <text:p>20.261978</text:p>
          </table:table-cell>
          <table:table-cell table:style-name="ce2" office:value-type="string" calcext:value-type="string">
            <text:p>20.334200</text:p>
          </table:table-cell>
          <table:table-cell table:style-name="ce2" office:value-type="string" calcext:value-type="string">
            <text:p>20.776157</text:p>
          </table:table-cell>
          <table:table-cell table:style-name="ce2" office:value-type="string" calcext:value-type="string">
            <text:p>21.335226</text:p>
          </table:table-cell>
          <table:table-cell table:style-name="ce2" table:number-columns-repeated="3"/>
          <table:table-cell table:style-name="ce2" office:value-type="string" calcext:value-type="string">
            <text:p>24.555391</text:p>
          </table:table-cell>
          <table:table-cell table:style-name="ce2" office:value-type="string" calcext:value-type="string">
            <text:p>26.258186</text:p>
          </table:table-cell>
          <table:table-cell table:style-name="ce2" office:value-type="string" calcext:value-type="string">
            <text:p>27.031572</text:p>
          </table:table-cell>
          <table:table-cell table:style-name="ce2" office:value-type="string" calcext:value-type="string">
            <text:p>27.754541</text:p>
          </table:table-cell>
          <table:table-cell table:style-name="ce2" office:value-type="string" calcext:value-type="string">
            <text:p>28.463209</text:p>
          </table:table-cell>
          <table:table-cell table:style-name="ce2" office:value-type="string" calcext:value-type="string">
            <text:p>29.050180</text:p>
          </table:table-cell>
          <table:table-cell table:style-name="ce2" office:value-type="string" calcext:value-type="string">
            <text:p>29.566319</text:p>
          </table:table-cell>
          <table:table-cell table:style-name="ce2" office:value-type="string" calcext:value-type="string">
            <text:p>30.015198</text:p>
          </table:table-cell>
          <table:table-cell table:style-name="ce2" office:value-type="string" calcext:value-type="string">
            <text:p>30.445150</text:p>
          </table:table-cell>
          <table:table-cell table:style-name="ce2" office:value-type="string" calcext:value-type="string">
            <text:p>30.817583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msssim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0.614199</text:p>
          </table:table-cell>
          <table:table-cell table:style-name="ce2" office:value-type="string" calcext:value-type="string">
            <text:p>0.617442</text:p>
          </table:table-cell>
          <table:table-cell table:style-name="ce2" office:value-type="string" calcext:value-type="string">
            <text:p>0.618490</text:p>
          </table:table-cell>
          <table:table-cell table:style-name="ce2" office:value-type="string" calcext:value-type="string">
            <text:p>0.622974</text:p>
          </table:table-cell>
          <table:table-cell table:style-name="ce2" office:value-type="string" calcext:value-type="string">
            <text:p>0.626683</text:p>
          </table:table-cell>
          <table:table-cell table:style-name="ce2" office:value-type="string" calcext:value-type="string">
            <text:p>0.651245</text:p>
          </table:table-cell>
          <table:table-cell table:style-name="ce2" office:value-type="string" calcext:value-type="string">
            <text:p>0.682531</text:p>
          </table:table-cell>
          <table:table-cell table:style-name="ce2" table:number-columns-repeated="3"/>
          <table:table-cell table:style-name="ce2" office:value-type="string" calcext:value-type="string">
            <text:p>0.817393</text:p>
          </table:table-cell>
          <table:table-cell table:style-name="ce2" office:value-type="string" calcext:value-type="string">
            <text:p>0.862549</text:p>
          </table:table-cell>
          <table:table-cell table:style-name="ce2" office:value-type="string" calcext:value-type="string">
            <text:p>0.877152</text:p>
          </table:table-cell>
          <table:table-cell table:style-name="ce2" office:value-type="string" calcext:value-type="string">
            <text:p>0.888689</text:p>
          </table:table-cell>
          <table:table-cell table:style-name="ce2" office:value-type="string" calcext:value-type="string">
            <text:p>0.899910</text:p>
          </table:table-cell>
          <table:table-cell table:style-name="ce2" office:value-type="string" calcext:value-type="string">
            <text:p>0.908234</text:p>
          </table:table-cell>
          <table:table-cell table:style-name="ce2" office:value-type="string" calcext:value-type="string">
            <text:p>0.914751</text:p>
          </table:table-cell>
          <table:table-cell table:style-name="ce2" office:value-type="string" calcext:value-type="string">
            <text:p>0.919744</text:p>
          </table:table-cell>
          <table:table-cell table:style-name="ce2" office:value-type="string" calcext:value-type="string">
            <text:p>0.924072</text:p>
          </table:table-cell>
          <table:table-cell table:style-name="ce2" office:value-type="string" calcext:value-type="string">
            <text:p>0.927548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VMAF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6.537474</text:p>
          </table:table-cell>
          <table:table-cell table:style-name="ce2" office:value-type="string" calcext:value-type="string">
            <text:p>6.952974</text:p>
          </table:table-cell>
          <table:table-cell table:style-name="ce2" office:value-type="string" calcext:value-type="string">
            <text:p>7.217063</text:p>
          </table:table-cell>
          <table:table-cell table:style-name="ce2" office:value-type="string" calcext:value-type="string">
            <text:p>7.737752</text:p>
          </table:table-cell>
          <table:table-cell table:style-name="ce2" office:value-type="string" calcext:value-type="string">
            <text:p>7.955520</text:p>
          </table:table-cell>
          <table:table-cell table:style-name="ce2" office:value-type="string" calcext:value-type="string">
            <text:p>8.842371</text:p>
          </table:table-cell>
          <table:table-cell table:style-name="ce2" office:value-type="string" calcext:value-type="string">
            <text:p>9.858783</text:p>
          </table:table-cell>
          <table:table-cell table:style-name="ce2" table:number-columns-repeated="3"/>
          <table:table-cell table:style-name="ce2" office:value-type="string" calcext:value-type="string">
            <text:p>24.791834</text:p>
          </table:table-cell>
          <table:table-cell table:style-name="ce2" office:value-type="string" calcext:value-type="string">
            <text:p>38.950737</text:p>
          </table:table-cell>
          <table:table-cell table:style-name="ce2" office:value-type="string" calcext:value-type="string">
            <text:p>45.601242</text:p>
          </table:table-cell>
          <table:table-cell table:style-name="ce2" office:value-type="string" calcext:value-type="string">
            <text:p>51.670721</text:p>
          </table:table-cell>
          <table:table-cell table:style-name="ce2" office:value-type="string" calcext:value-type="string">
            <text:p>57.388203</text:p>
          </table:table-cell>
          <table:table-cell table:style-name="ce2" office:value-type="string" calcext:value-type="string">
            <text:p>62.036964</text:p>
          </table:table-cell>
          <table:table-cell table:style-name="ce2" office:value-type="string" calcext:value-type="string">
            <text:p>66.051008</text:p>
          </table:table-cell>
          <table:table-cell table:style-name="ce2" office:value-type="string" calcext:value-type="string">
            <text:p>69.583374</text:p>
          </table:table-cell>
          <table:table-cell table:style-name="ce2" office:value-type="string" calcext:value-type="string">
            <text:p>72.891422</text:p>
          </table:table-cell>
          <table:table-cell table:style-name="ce2" office:value-type="string" calcext:value-type="string">
            <text:p>75.721895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Inte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771.6807</text:p>
          </table:table-cell>
          <table:table-cell table:style-name="ce2" office:value-type="string" calcext:value-type="string">
            <text:p>770.3277</text:p>
          </table:table-cell>
          <table:table-cell table:style-name="ce2" office:value-type="string" calcext:value-type="string">
            <text:p>772.8454</text:p>
          </table:table-cell>
          <table:table-cell table:style-name="ce2" office:value-type="string" calcext:value-type="string">
            <text:p>773.6791</text:p>
          </table:table-cell>
          <table:table-cell table:style-name="ce2" office:value-type="string" calcext:value-type="string">
            <text:p>776.0971</text:p>
          </table:table-cell>
          <table:table-cell table:style-name="ce2" office:value-type="string" calcext:value-type="string">
            <text:p>768.3695</text:p>
          </table:table-cell>
          <table:table-cell table:style-name="ce2" office:value-type="string" calcext:value-type="string">
            <text:p>773.4537</text:p>
          </table:table-cell>
          <table:table-cell table:style-name="ce2" office:value-type="string" calcext:value-type="string">
            <text:p>772.8456</text:p>
          </table:table-cell>
          <table:table-cell table:style-name="ce2" office:value-type="string" calcext:value-type="string">
            <text:p>775.6280</text:p>
          </table:table-cell>
          <table:table-cell table:style-name="ce2" office:value-type="string" calcext:value-type="string">
            <text:p>771.4148</text:p>
          </table:table-cell>
          <table:table-cell table:style-name="ce2" office:value-type="string" calcext:value-type="string">
            <text:p>771.0752</text:p>
          </table:table-cell>
          <table:table-cell table:style-name="ce2" office:value-type="string" calcext:value-type="string">
            <text:p>773.8307</text:p>
          </table:table-cell>
          <table:table-cell table:style-name="ce2" office:value-type="string" calcext:value-type="string">
            <text:p>776.0748</text:p>
          </table:table-cell>
          <table:table-cell table:style-name="ce2" office:value-type="string" calcext:value-type="string">
            <text:p>779.9313</text:p>
          </table:table-cell>
          <table:table-cell table:style-name="ce2" office:value-type="string" calcext:value-type="string">
            <text:p>782.1476</text:p>
          </table:table-cell>
          <table:table-cell table:style-name="ce2" office:value-type="string" calcext:value-type="string">
            <text:p>787.8982</text:p>
          </table:table-cell>
          <table:table-cell table:style-name="ce2" office:value-type="string" calcext:value-type="string">
            <text:p>795.0374</text:p>
          </table:table-cell>
          <table:table-cell table:style-name="ce2" office:value-type="string" calcext:value-type="string">
            <text:p>803.4708</text:p>
          </table:table-cell>
          <table:table-cell table:style-name="ce2" office:value-type="string" calcext:value-type="string">
            <text:p>811.9413</text:p>
          </table:table-cell>
          <table:table-cell table:style-name="ce2" office:value-type="string" calcext:value-type="string">
            <text:p>823.1727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C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formula="of:=[.B8]/[.B11]" office:value-type="float" office:value="0.00847173448811147" calcext:value-type="float">
            <text:p>0.0084717345</text:p>
          </table:table-cell>
          <table:table-cell table:formula="of:=[.C8]/[.C11]" office:value-type="float" office:value="0.00902599504081185" calcext:value-type="float">
            <text:p>0.009025995</text:p>
          </table:table-cell>
          <table:table-cell table:formula="of:=[.D8]/[.D11]" office:value-type="float" office:value="0.0093383010366627" calcext:value-type="float">
            <text:p>0.009338301</text:p>
          </table:table-cell>
          <table:table-cell table:formula="of:=[.E8]/[.E11]" office:value-type="float" office:value="0.0100012421170483" calcext:value-type="float">
            <text:p>0.0100012421</text:p>
          </table:table-cell>
          <table:table-cell table:formula="of:=[.F8]/[.F11]" office:value-type="float" office:value="0.0102506761074098" calcext:value-type="float">
            <text:p>0.0102506761</text:p>
          </table:table-cell>
          <table:table-cell table:formula="of:=[.G8]/[.G11]" office:value-type="float" office:value="0.0115079671954704" calcext:value-type="float">
            <text:p>0.0115079672</text:p>
          </table:table-cell>
          <table:table-cell table:formula="of:=[.H8]/[.H11]" office:value-type="float" office:value="0.0127464423533044" calcext:value-type="float">
            <text:p>0.0127464424</text:p>
          </table:table-cell>
          <table:table-cell table:formula="of:=[.I8]/[.I11]" office:value-type="float" office:value="0" calcext:value-type="float">
            <text:p>0</text:p>
          </table:table-cell>
          <table:table-cell table:formula="of:=[.J8]/[.J11]" office:value-type="float" office:value="0" calcext:value-type="float">
            <text:p>0</text:p>
          </table:table-cell>
          <table:table-cell table:formula="of:=[.K8]/[.K11]" office:value-type="float" office:value="0" calcext:value-type="float">
            <text:p>0</text:p>
          </table:table-cell>
          <table:table-cell table:formula="of:=[.L8]/[.L11]" office:value-type="float" office:value="0.0321522907233951" calcext:value-type="float">
            <text:p>0.0321522907</text:p>
          </table:table-cell>
          <table:table-cell table:formula="of:=[.M8]/[.M11]" office:value-type="float" office:value="0.0503349595719064" calcext:value-type="float">
            <text:p>0.0503349596</text:p>
          </table:table-cell>
          <table:table-cell table:formula="of:=[.N8]/[.N11]" office:value-type="float" office:value="0.0587588232474499" calcext:value-type="float">
            <text:p>0.0587588232</text:p>
          </table:table-cell>
          <table:table-cell table:formula="of:=[.O8]/[.O11]" office:value-type="float" office:value="0.066250349229477" calcext:value-type="float">
            <text:p>0.0662503492</text:p>
          </table:table-cell>
          <table:table-cell table:formula="of:=[.P8]/[.P11]" office:value-type="float" office:value="0.073372600005421" calcext:value-type="float">
            <text:p>0.0733726</text:p>
          </table:table-cell>
          <table:table-cell table:formula="of:=[.Q8]/[.Q11]" office:value-type="float" office:value="0.0787372835729286" calcext:value-type="float">
            <text:p>0.0787372836</text:p>
          </table:table-cell>
          <table:table-cell table:formula="of:=[.R8]/[.R11]" office:value-type="float" office:value="0.0830791205545802" calcext:value-type="float">
            <text:p>0.0830791206</text:p>
          </table:table-cell>
          <table:table-cell table:formula="of:=[.S8]/[.S11]" office:value-type="float" office:value="0.0866034882661573" calcext:value-type="float">
            <text:p>0.0866034883</text:p>
          </table:table-cell>
          <table:table-cell table:formula="of:=[.T8]/[.T11]" office:value-type="float" office:value="0.0897742509218339" calcext:value-type="float">
            <text:p>0.0897742509</text:p>
          </table:table-cell>
          <table:table-cell table:formula="of:=[.U8]/[.U11]" office:value-type="float" office:value="0.091987859898658" calcext:value-type="float">
            <text:p>0.0919878599</text:p>
          </table:table-cell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owd_run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SN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number-columns-repeated="2" table:style-name="ce2" office:value-type="string" calcext:value-type="string">
            <text:p>14.111290</text:p>
          </table:table-cell>
          <table:table-cell table:style-name="ce2" office:value-type="string" calcext:value-type="string">
            <text:p>14.159507</text:p>
          </table:table-cell>
          <table:table-cell table:style-name="ce2" office:value-type="string" calcext:value-type="string">
            <text:p>14.199896</text:p>
          </table:table-cell>
          <table:table-cell table:style-name="ce2" office:value-type="string" calcext:value-type="string">
            <text:p>14.241646</text:p>
          </table:table-cell>
          <table:table-cell table:style-name="ce2" office:value-type="string" calcext:value-type="string">
            <text:p>14.299107</text:p>
          </table:table-cell>
          <table:table-cell table:style-name="ce2" office:value-type="string" calcext:value-type="string">
            <text:p>14.324208</text:p>
          </table:table-cell>
          <table:table-cell table:style-name="ce2" office:value-type="string" calcext:value-type="string">
            <text:p>14.341265</text:p>
          </table:table-cell>
          <table:table-cell table:style-name="ce2" office:value-type="string" calcext:value-type="string">
            <text:p>14.485683</text:p>
          </table:table-cell>
          <table:table-cell table:style-name="ce2" office:value-type="string" calcext:value-type="string">
            <text:p>14.751158</text:p>
          </table:table-cell>
          <table:table-cell table:style-name="ce2" table:number-columns-repeated="2"/>
          <table:table-cell table:style-name="ce2" office:value-type="string" calcext:value-type="string">
            <text:p>16.844969</text:p>
          </table:table-cell>
          <table:table-cell table:style-name="ce2" office:value-type="string" calcext:value-type="string">
            <text:p>17.538225</text:p>
          </table:table-cell>
          <table:table-cell table:style-name="ce2" office:value-type="string" calcext:value-type="string">
            <text:p>18.134310</text:p>
          </table:table-cell>
          <table:table-cell table:style-name="ce2" office:value-type="string" calcext:value-type="string">
            <text:p>18.678015</text:p>
          </table:table-cell>
          <table:table-cell table:style-name="ce2" office:value-type="string" calcext:value-type="string">
            <text:p>19.267082</text:p>
          </table:table-cell>
          <table:table-cell table:style-name="ce2"/>
          <table:table-cell table:style-name="ce2" office:value-type="string" calcext:value-type="string">
            <text:p>20.588196</text:p>
          </table:table-cell>
          <table:table-cell table:style-name="ce2" office:value-type="string" calcext:value-type="string">
            <text:p>21.424967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msssim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number-columns-repeated="2" table:style-name="ce2" office:value-type="string" calcext:value-type="string">
            <text:p>0.382424</text:p>
          </table:table-cell>
          <table:table-cell table:style-name="ce2" office:value-type="string" calcext:value-type="string">
            <text:p>0.384601</text:p>
          </table:table-cell>
          <table:table-cell table:style-name="ce2" office:value-type="string" calcext:value-type="string">
            <text:p>0.386431</text:p>
          </table:table-cell>
          <table:table-cell table:style-name="ce2" office:value-type="string" calcext:value-type="string">
            <text:p>0.388385</text:p>
          </table:table-cell>
          <table:table-cell table:style-name="ce2" office:value-type="string" calcext:value-type="string">
            <text:p>0.390900</text:p>
          </table:table-cell>
          <table:table-cell table:style-name="ce2" office:value-type="string" calcext:value-type="string">
            <text:p>0.391579</text:p>
          </table:table-cell>
          <table:table-cell table:style-name="ce2" office:value-type="string" calcext:value-type="string">
            <text:p>0.392595</text:p>
          </table:table-cell>
          <table:table-cell table:style-name="ce2" office:value-type="string" calcext:value-type="string">
            <text:p>0.401104</text:p>
          </table:table-cell>
          <table:table-cell table:style-name="ce2" office:value-type="string" calcext:value-type="string">
            <text:p>0.417404</text:p>
          </table:table-cell>
          <table:table-cell table:style-name="ce2" table:number-columns-repeated="2"/>
          <table:table-cell table:style-name="ce2" office:value-type="string" calcext:value-type="string">
            <text:p>0.559313</text:p>
          </table:table-cell>
          <table:table-cell table:style-name="ce2" office:value-type="string" calcext:value-type="string">
            <text:p>0.604275</text:p>
          </table:table-cell>
          <table:table-cell table:style-name="ce2" office:value-type="string" calcext:value-type="string">
            <text:p>0.637719</text:p>
          </table:table-cell>
          <table:table-cell table:style-name="ce2" office:value-type="string" calcext:value-type="string">
            <text:p>0.665500</text:p>
          </table:table-cell>
          <table:table-cell table:style-name="ce2" office:value-type="string" calcext:value-type="string">
            <text:p>0.695090</text:p>
          </table:table-cell>
          <table:table-cell table:style-name="ce2"/>
          <table:table-cell table:style-name="ce2" office:value-type="string" calcext:value-type="string">
            <text:p>0.746475</text:p>
          </table:table-cell>
          <table:table-cell table:style-name="ce2" office:value-type="string" calcext:value-type="string">
            <text:p>0.777263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VMAF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number-columns-repeated="2" table:style-name="ce2" office:value-type="string" calcext:value-type="string">
            <text:p>6.581227</text:p>
          </table:table-cell>
          <table:table-cell table:style-name="ce2" office:value-type="string" calcext:value-type="string">
            <text:p>6.780804</text:p>
          </table:table-cell>
          <table:table-cell table:style-name="ce2" office:value-type="string" calcext:value-type="string">
            <text:p>6.939558</text:p>
          </table:table-cell>
          <table:table-cell table:style-name="ce2" office:value-type="string" calcext:value-type="string">
            <text:p>7.111442</text:p>
          </table:table-cell>
          <table:table-cell table:style-name="ce2" office:value-type="string" calcext:value-type="string">
            <text:p>7.372573</text:p>
          </table:table-cell>
          <table:table-cell table:style-name="ce2" office:value-type="string" calcext:value-type="string">
            <text:p>7.503831</text:p>
          </table:table-cell>
          <table:table-cell table:style-name="ce2" office:value-type="string" calcext:value-type="string">
            <text:p>7.525336</text:p>
          </table:table-cell>
          <table:table-cell table:style-name="ce2" office:value-type="string" calcext:value-type="string">
            <text:p>7.927404</text:p>
          </table:table-cell>
          <table:table-cell table:style-name="ce2" office:value-type="string" calcext:value-type="string">
            <text:p>8.507274</text:p>
          </table:table-cell>
          <table:table-cell table:style-name="ce2" table:number-columns-repeated="2"/>
          <table:table-cell table:style-name="ce2" office:value-type="string" calcext:value-type="string">
            <text:p>12.748445</text:p>
          </table:table-cell>
          <table:table-cell table:style-name="ce2" office:value-type="string" calcext:value-type="string">
            <text:p>14.537477</text:p>
          </table:table-cell>
          <table:table-cell table:style-name="ce2" office:value-type="string" calcext:value-type="string">
            <text:p>16.704289</text:p>
          </table:table-cell>
          <table:table-cell table:style-name="ce2" office:value-type="string" calcext:value-type="string">
            <text:p>18.795459</text:p>
          </table:table-cell>
          <table:table-cell table:style-name="ce2" office:value-type="string" calcext:value-type="string">
            <text:p>21.261718</text:p>
          </table:table-cell>
          <table:table-cell table:style-name="ce2"/>
          <table:table-cell table:style-name="ce2" office:value-type="string" calcext:value-type="string">
            <text:p>28.259162</text:p>
          </table:table-cell>
          <table:table-cell table:style-name="ce2" office:value-type="string" calcext:value-type="string">
            <text:p>33.047884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Inte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873.5694</text:p>
          </table:table-cell>
          <table:table-cell table:style-name="ce2" office:value-type="string" calcext:value-type="string">
            <text:p>856.4759</text:p>
          </table:table-cell>
          <table:table-cell table:style-name="ce2" office:value-type="string" calcext:value-type="string">
            <text:p>859.4194</text:p>
          </table:table-cell>
          <table:table-cell table:style-name="ce2" office:value-type="string" calcext:value-type="string">
            <text:p>854.9783</text:p>
          </table:table-cell>
          <table:table-cell table:style-name="ce2" office:value-type="string" calcext:value-type="string">
            <text:p>853.3251</text:p>
          </table:table-cell>
          <table:table-cell table:style-name="ce2" office:value-type="string" calcext:value-type="string">
            <text:p>852.8672</text:p>
          </table:table-cell>
          <table:table-cell table:style-name="ce2" office:value-type="string" calcext:value-type="string">
            <text:p>852.8938</text:p>
          </table:table-cell>
          <table:table-cell table:style-name="ce2" office:value-type="string" calcext:value-type="string">
            <text:p>854.3594</text:p>
          </table:table-cell>
          <table:table-cell table:style-name="ce2" office:value-type="string" calcext:value-type="string">
            <text:p>857.3473</text:p>
          </table:table-cell>
          <table:table-cell table:style-name="ce2" office:value-type="string" calcext:value-type="string">
            <text:p>857.6995</text:p>
          </table:table-cell>
          <table:table-cell table:style-name="ce2" office:value-type="string" calcext:value-type="string">
            <text:p>855.5494</text:p>
          </table:table-cell>
          <table:table-cell table:style-name="ce2" office:value-type="string" calcext:value-type="string">
            <text:p>854.5791</text:p>
          </table:table-cell>
          <table:table-cell table:style-name="ce2" office:value-type="string" calcext:value-type="string">
            <text:p>851.9871</text:p>
          </table:table-cell>
          <table:table-cell table:style-name="ce2" office:value-type="string" calcext:value-type="string">
            <text:p>854.2345</text:p>
          </table:table-cell>
          <table:table-cell table:style-name="ce2" office:value-type="string" calcext:value-type="string">
            <text:p>848.6597</text:p>
          </table:table-cell>
          <table:table-cell table:style-name="ce2" office:value-type="string" calcext:value-type="string">
            <text:p>859.7531</text:p>
          </table:table-cell>
          <table:table-cell table:style-name="ce2" office:value-type="string" calcext:value-type="string">
            <text:p>845.8576</text:p>
          </table:table-cell>
          <table:table-cell table:style-name="ce2" office:value-type="string" calcext:value-type="string">
            <text:p>843.9975</text:p>
          </table:table-cell>
          <table:table-cell table:style-name="ce2" office:value-type="string" calcext:value-type="string">
            <text:p>844.9870</text:p>
          </table:table-cell>
          <table:table-cell table:style-name="ce2" office:value-type="string" calcext:value-type="string">
            <text:p>848.1050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C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formula="of:=[.B8]/[.B11]" office:value-type="float" office:value="0.00753371970217821" calcext:value-type="float">
            <text:p>0.0075337197</text:p>
          </table:table-cell>
          <table:table-cell table:formula="of:=[.C8]/[.C11]" office:value-type="float" office:value="0.0076840772752625" calcext:value-type="float">
            <text:p>0.0076840773</text:p>
          </table:table-cell>
          <table:table-cell table:formula="of:=[.D8]/[.D11]" office:value-type="float" office:value="0.00788998246956026" calcext:value-type="float">
            <text:p>0.0078899825</text:p>
          </table:table-cell>
          <table:table-cell table:formula="of:=[.E8]/[.E11]" office:value-type="float" office:value="0.00811664810674142" calcext:value-type="float">
            <text:p>0.0081166481</text:p>
          </table:table-cell>
          <table:table-cell table:formula="of:=[.F8]/[.F11]" office:value-type="float" office:value="0.00833380150191293" calcext:value-type="float">
            <text:p>0.0083338015</text:p>
          </table:table-cell>
          <table:table-cell table:formula="of:=[.G8]/[.G11]" office:value-type="float" office:value="0.00864445601847509" calcext:value-type="float">
            <text:p>0.008644456</text:p>
          </table:table-cell>
          <table:table-cell table:formula="of:=[.H8]/[.H11]" office:value-type="float" office:value="0.00879808365355687" calcext:value-type="float">
            <text:p>0.0087980837</text:p>
          </table:table-cell>
          <table:table-cell table:formula="of:=[.I8]/[.I11]" office:value-type="float" office:value="0.00880816199833466" calcext:value-type="float">
            <text:p>0.008808162</text:p>
          </table:table-cell>
          <table:table-cell table:formula="of:=[.J8]/[.J11]" office:value-type="float" office:value="0.00924643257172443" calcext:value-type="float">
            <text:p>0.0092464326</text:p>
          </table:table-cell>
          <table:table-cell table:formula="of:=[.K8]/[.K11]" office:value-type="float" office:value="0.00991871162335993" calcext:value-type="float">
            <text:p>0.0099187116</text:p>
          </table:table-cell>
          <table:table-cell table:formula="of:=[.L8]/[.L11]" office:value-type="float" office:value="0" calcext:value-type="float">
            <text:p>0</text:p>
          </table:table-cell>
          <table:table-cell table:formula="of:=[.M8]/[.M11]" office:value-type="float" office:value="0" calcext:value-type="float">
            <text:p>0</text:p>
          </table:table-cell>
          <table:table-cell table:formula="of:=[.N8]/[.N11]" office:value-type="float" office:value="0.0149631901703676" calcext:value-type="float">
            <text:p>0.0149631902</text:p>
          </table:table-cell>
          <table:table-cell table:formula="of:=[.O8]/[.O11]" office:value-type="float" office:value="0.0170181337794247" calcext:value-type="float">
            <text:p>0.0170181338</text:p>
          </table:table-cell>
          <table:table-cell table:formula="of:=[.P8]/[.P11]" office:value-type="float" office:value="0.0196831415466058" calcext:value-type="float">
            <text:p>0.0196831415</text:p>
          </table:table-cell>
          <table:table-cell table:formula="of:=[.Q8]/[.Q11]" office:value-type="float" office:value="0.0218614611566972" calcext:value-type="float">
            <text:p>0.0218614612</text:p>
          </table:table-cell>
          <table:table-cell table:formula="of:=[.R8]/[.R11]" office:value-type="float" office:value="0.025136285351104" calcext:value-type="float">
            <text:p>0.0251362854</text:p>
          </table:table-cell>
          <table:table-cell table:formula="of:=[.S8]/[.S11]" office:value-type="float" office:value="0" calcext:value-type="float">
            <text:p>0</text:p>
          </table:table-cell>
          <table:table-cell table:formula="of:=[.T8]/[.T11]" office:value-type="float" office:value="0.0334433097787303" calcext:value-type="float">
            <text:p>0.0334433098</text:p>
          </table:table-cell>
          <table:table-cell table:formula="of:=[.U8]/[.U11]" office:value-type="float" office:value="0.0389667364300411" calcext:value-type="float">
            <text:p>0.0389667364</text:p>
          </table:table-cell>
        </table:table-row>
      </table:table>
      <table:table table:name="sintel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SN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13.607611</text:p>
          </table:table-cell>
          <table:table-cell table:style-name="ce2" office:value-type="string" calcext:value-type="string">
            <text:p>15.299147</text:p>
          </table:table-cell>
          <table:table-cell table:style-name="ce2"/>
          <table:table-cell table:style-name="ce2" office:value-type="string" calcext:value-type="string">
            <text:p>19.427820</text:p>
          </table:table-cell>
          <table:table-cell table:style-name="ce2" office:value-type="string" calcext:value-type="string">
            <text:p>21.117149</text:p>
          </table:table-cell>
          <table:table-cell table:style-name="ce2" office:value-type="string" calcext:value-type="string">
            <text:p>22.694489</text:p>
          </table:table-cell>
          <table:table-cell table:style-name="ce2" office:value-type="string" calcext:value-type="string">
            <text:p>24.620049</text:p>
          </table:table-cell>
          <table:table-cell table:style-name="ce2" office:value-type="string" calcext:value-type="string">
            <text:p>26.045013</text:p>
          </table:table-cell>
          <table:table-cell table:style-name="ce2" office:value-type="string" calcext:value-type="string">
            <text:p>27.077288</text:p>
          </table:table-cell>
          <table:table-cell table:style-name="ce2" office:value-type="string" calcext:value-type="string">
            <text:p>28.025921</text:p>
          </table:table-cell>
          <table:table-cell table:style-name="ce2" office:value-type="string" calcext:value-type="string">
            <text:p>30.498228</text:p>
          </table:table-cell>
          <table:table-cell table:style-name="ce2" office:value-type="string" calcext:value-type="string">
            <text:p>31.975643</text:p>
          </table:table-cell>
          <table:table-cell table:style-name="ce2" office:value-type="string" calcext:value-type="string">
            <text:p>33.040367</text:p>
          </table:table-cell>
          <table:table-cell table:style-name="ce2" office:value-type="string" calcext:value-type="string">
            <text:p>33.976608</text:p>
          </table:table-cell>
          <table:table-cell table:style-name="ce2" office:value-type="string" calcext:value-type="string">
            <text:p>34.774788</text:p>
          </table:table-cell>
          <table:table-cell table:style-name="ce2" office:value-type="string" calcext:value-type="string">
            <text:p>35.427025</text:p>
          </table:table-cell>
          <table:table-cell table:style-name="ce2" office:value-type="string" calcext:value-type="string">
            <text:p>36.100437</text:p>
          </table:table-cell>
          <table:table-cell table:style-name="ce2" office:value-type="string" calcext:value-type="string">
            <text:p>36.778168</text:p>
          </table:table-cell>
          <table:table-cell table:style-name="ce2" office:value-type="string" calcext:value-type="string">
            <text:p>37.411163</text:p>
          </table:table-cell>
          <table:table-cell table:style-name="ce2" office:value-type="string" calcext:value-type="string">
            <text:p>37.98756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sssim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0.380022</text:p>
          </table:table-cell>
          <table:table-cell table:style-name="ce2" office:value-type="string" calcext:value-type="string">
            <text:p>0.436742</text:p>
          </table:table-cell>
          <table:table-cell table:style-name="ce2"/>
          <table:table-cell table:style-name="ce2" office:value-type="string" calcext:value-type="string">
            <text:p>0.589610</text:p>
          </table:table-cell>
          <table:table-cell table:style-name="ce2" office:value-type="string" calcext:value-type="string">
            <text:p>0.645503</text:p>
          </table:table-cell>
          <table:table-cell table:style-name="ce2" office:value-type="string" calcext:value-type="string">
            <text:p>0.697930</text:p>
          </table:table-cell>
          <table:table-cell table:style-name="ce2" office:value-type="string" calcext:value-type="string">
            <text:p>0.748886</text:p>
          </table:table-cell>
          <table:table-cell table:style-name="ce2" office:value-type="string" calcext:value-type="string">
            <text:p>0.793351</text:p>
          </table:table-cell>
          <table:table-cell table:style-name="ce2" office:value-type="string" calcext:value-type="string">
            <text:p>0.825702</text:p>
          </table:table-cell>
          <table:table-cell table:style-name="ce2" office:value-type="string" calcext:value-type="string">
            <text:p>0.854377</text:p>
          </table:table-cell>
          <table:table-cell table:style-name="ce2" office:value-type="string" calcext:value-type="string">
            <text:p>0.921139</text:p>
          </table:table-cell>
          <table:table-cell table:style-name="ce2" office:value-type="string" calcext:value-type="string">
            <text:p>0.939101</text:p>
          </table:table-cell>
          <table:table-cell table:style-name="ce2" office:value-type="string" calcext:value-type="string">
            <text:p>0.950044</text:p>
          </table:table-cell>
          <table:table-cell table:style-name="ce2" office:value-type="string" calcext:value-type="string">
            <text:p>0.958474</text:p>
          </table:table-cell>
          <table:table-cell table:style-name="ce2" office:value-type="string" calcext:value-type="string">
            <text:p>0.964846</text:p>
          </table:table-cell>
          <table:table-cell table:style-name="ce2" office:value-type="string" calcext:value-type="string">
            <text:p>0.969273</text:p>
          </table:table-cell>
          <table:table-cell table:style-name="ce2" office:value-type="string" calcext:value-type="string">
            <text:p>0.973230</text:p>
          </table:table-cell>
          <table:table-cell table:style-name="ce2" office:value-type="string" calcext:value-type="string">
            <text:p>0.977112</text:p>
          </table:table-cell>
          <table:table-cell table:style-name="ce2" office:value-type="string" calcext:value-type="string">
            <text:p>0.979953</text:p>
          </table:table-cell>
          <table:table-cell table:style-name="ce2" office:value-type="string" calcext:value-type="string">
            <text:p>0.98239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MAF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7.197393</text:p>
          </table:table-cell>
          <table:table-cell table:style-name="ce2" office:value-type="string" calcext:value-type="string">
            <text:p>10.113565</text:p>
          </table:table-cell>
          <table:table-cell table:style-name="ce2"/>
          <table:table-cell table:style-name="ce2" office:value-type="string" calcext:value-type="string">
            <text:p>18.537382</text:p>
          </table:table-cell>
          <table:table-cell table:style-name="ce2" office:value-type="string" calcext:value-type="string">
            <text:p>22.396789</text:p>
          </table:table-cell>
          <table:table-cell table:style-name="ce2" office:value-type="string" calcext:value-type="string">
            <text:p>26.941745</text:p>
          </table:table-cell>
          <table:table-cell table:style-name="ce2" office:value-type="string" calcext:value-type="string">
            <text:p>35.937162</text:p>
          </table:table-cell>
          <table:table-cell table:style-name="ce2" office:value-type="string" calcext:value-type="string">
            <text:p>41.520157</text:p>
          </table:table-cell>
          <table:table-cell table:style-name="ce2" office:value-type="string" calcext:value-type="string">
            <text:p>45.553875</text:p>
          </table:table-cell>
          <table:table-cell table:style-name="ce2" office:value-type="string" calcext:value-type="string">
            <text:p>50.531128</text:p>
          </table:table-cell>
          <table:table-cell table:style-name="ce2" office:value-type="string" calcext:value-type="string">
            <text:p>62.125333</text:p>
          </table:table-cell>
          <table:table-cell table:style-name="ce2" office:value-type="string" calcext:value-type="string">
            <text:p>69.548960</text:p>
          </table:table-cell>
          <table:table-cell table:style-name="ce2" office:value-type="string" calcext:value-type="string">
            <text:p>74.242597</text:p>
          </table:table-cell>
          <table:table-cell table:style-name="ce2" office:value-type="string" calcext:value-type="string">
            <text:p>77.927327</text:p>
          </table:table-cell>
          <table:table-cell table:style-name="ce2" office:value-type="string" calcext:value-type="string">
            <text:p>80.763247</text:p>
          </table:table-cell>
          <table:table-cell table:style-name="ce2" office:value-type="string" calcext:value-type="string">
            <text:p>83.071289</text:p>
          </table:table-cell>
          <table:table-cell table:style-name="ce2" office:value-type="string" calcext:value-type="string">
            <text:p>85.175941</text:p>
          </table:table-cell>
          <table:table-cell table:style-name="ce2" office:value-type="string" calcext:value-type="string">
            <text:p>87.106851</text:p>
          </table:table-cell>
          <table:table-cell table:style-name="ce2" office:value-type="string" calcext:value-type="string">
            <text:p>88.703869</text:p>
          </table:table-cell>
          <table:table-cell table:style-name="ce2" office:value-type="string" calcext:value-type="string">
            <text:p>90.125671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 office:value-type="string" calcext:value-type="string">
            <text:p>Inte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2" office:value-type="string" calcext:value-type="string">
            <text:p>809.2992</text:p>
          </table:table-cell>
          <table:table-cell table:style-name="ce2" office:value-type="string" calcext:value-type="string">
            <text:p>778.9208</text:p>
          </table:table-cell>
          <table:table-cell table:style-name="ce2" office:value-type="string" calcext:value-type="string">
            <text:p>775.1119</text:p>
          </table:table-cell>
          <table:table-cell table:style-name="ce2" office:value-type="string" calcext:value-type="string">
            <text:p>764.9163</text:p>
          </table:table-cell>
          <table:table-cell table:style-name="ce2" office:value-type="string" calcext:value-type="string">
            <text:p>757.2832</text:p>
          </table:table-cell>
          <table:table-cell table:style-name="ce2" office:value-type="string" calcext:value-type="string">
            <text:p>752.9045</text:p>
          </table:table-cell>
          <table:table-cell table:style-name="ce2" office:value-type="string" calcext:value-type="string">
            <text:p>759.2693</text:p>
          </table:table-cell>
          <table:table-cell table:style-name="ce2" office:value-type="string" calcext:value-type="string">
            <text:p>751.8223</text:p>
          </table:table-cell>
          <table:table-cell table:style-name="ce2" office:value-type="string" calcext:value-type="string">
            <text:p>754.9905</text:p>
          </table:table-cell>
          <table:table-cell table:style-name="ce2" office:value-type="string" calcext:value-type="string">
            <text:p>751.8505</text:p>
          </table:table-cell>
          <table:table-cell table:style-name="ce2" office:value-type="string" calcext:value-type="string">
            <text:p>759.9376</text:p>
          </table:table-cell>
          <table:table-cell table:style-name="ce2" office:value-type="string" calcext:value-type="string">
            <text:p>773.9037</text:p>
          </table:table-cell>
          <table:table-cell table:style-name="ce2" office:value-type="string" calcext:value-type="string">
            <text:p>820.1537</text:p>
          </table:table-cell>
          <table:table-cell table:style-name="ce2" office:value-type="string" calcext:value-type="string">
            <text:p>826.0838</text:p>
          </table:table-cell>
          <table:table-cell table:style-name="ce2" office:value-type="string" calcext:value-type="string">
            <text:p>844.9515</text:p>
          </table:table-cell>
          <table:table-cell table:style-name="ce2" office:value-type="string" calcext:value-type="string">
            <text:p>861.5506</text:p>
          </table:table-cell>
          <table:table-cell table:style-name="ce2" office:value-type="string" calcext:value-type="string">
            <text:p>863.4627</text:p>
          </table:table-cell>
          <table:table-cell table:style-name="ce2" office:value-type="string" calcext:value-type="string">
            <text:p>887.5275</text:p>
          </table:table-cell>
          <table:table-cell table:style-name="ce2" office:value-type="string" calcext:value-type="string">
            <text:p>905.1091</text:p>
          </table:table-cell>
          <table:table-cell table:style-name="ce2" office:value-type="string" calcext:value-type="string">
            <text:p>932.8363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C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formula="of:=[.B8]/[.B11]" office:value-type="float" office:value="0.00889336477782259" calcext:value-type="float">
            <text:p>0.0088933648</text:p>
          </table:table-cell>
          <table:table-cell table:formula="of:=[.C8]/[.C11]" office:value-type="float" office:value="0.0129840736054295" calcext:value-type="float">
            <text:p>0.0129840736</text:p>
          </table:table-cell>
          <table:table-cell table:formula="of:=[.D8]/[.D11]" office:value-type="float" office:value="0" calcext:value-type="float">
            <text:p>0</text:p>
          </table:table-cell>
          <table:table-cell table:formula="of:=[.E8]/[.E11]" office:value-type="float" office:value="0.0242345234374009" calcext:value-type="float">
            <text:p>0.0242345234</text:p>
          </table:table-cell>
          <table:table-cell table:formula="of:=[.F8]/[.F11]" office:value-type="float" office:value="0.0295751827057566" calcext:value-type="float">
            <text:p>0.0295751827</text:p>
          </table:table-cell>
          <table:table-cell table:formula="of:=[.G8]/[.G11]" office:value-type="float" office:value="0.0357837481380441" calcext:value-type="float">
            <text:p>0.0357837481</text:p>
          </table:table-cell>
          <table:table-cell table:formula="of:=[.H8]/[.H11]" office:value-type="float" office:value="0.0473312459755715" calcext:value-type="float">
            <text:p>0.047331246</text:p>
          </table:table-cell>
          <table:table-cell table:formula="of:=[.I8]/[.I11]" office:value-type="float" office:value="0.0552260248199608" calcext:value-type="float">
            <text:p>0.0552260248</text:p>
          </table:table-cell>
          <table:table-cell table:formula="of:=[.J8]/[.J11]" office:value-type="float" office:value="0.0603370174856505" calcext:value-type="float">
            <text:p>0.0603370175</text:p>
          </table:table-cell>
          <table:table-cell table:formula="of:=[.K8]/[.K11]" office:value-type="float" office:value="0.0672090103019151" calcext:value-type="float">
            <text:p>0.0672090103</text:p>
          </table:table-cell>
          <table:table-cell table:formula="of:=[.L8]/[.L11]" office:value-type="float" office:value="0.0817505713627014" calcext:value-type="float">
            <text:p>0.0817505714</text:p>
          </table:table-cell>
          <table:table-cell table:formula="of:=[.M8]/[.M11]" office:value-type="float" office:value="0.0898677186838621" calcext:value-type="float">
            <text:p>0.0898677187</text:p>
          </table:table-cell>
          <table:table-cell table:formula="of:=[.N8]/[.N11]" office:value-type="float" office:value="0.0905227849365308" calcext:value-type="float">
            <text:p>0.0905227849</text:p>
          </table:table-cell>
          <table:table-cell table:formula="of:=[.O8]/[.O11]" office:value-type="float" office:value="0.0943334405056727" calcext:value-type="float">
            <text:p>0.0943334405</text:p>
          </table:table-cell>
          <table:table-cell table:formula="of:=[.P8]/[.P11]" office:value-type="float" office:value="0.0955832932422748" calcext:value-type="float">
            <text:p>0.0955832932</text:p>
          </table:table-cell>
          <table:table-cell table:formula="of:=[.Q8]/[.Q11]" office:value-type="float" office:value="0.096420673376584" calcext:value-type="float">
            <text:p>0.0964206734</text:p>
          </table:table-cell>
          <table:table-cell table:formula="of:=[.R8]/[.R11]" office:value-type="float" office:value="0.0986446096629304" calcext:value-type="float">
            <text:p>0.0986446097</text:p>
          </table:table-cell>
          <table:table-cell table:formula="of:=[.S8]/[.S11]" office:value-type="float" office:value="0.0981455233781488" calcext:value-type="float">
            <text:p>0.0981455234</text:p>
          </table:table-cell>
          <table:table-cell table:formula="of:=[.T8]/[.T11]" office:value-type="float" office:value="0.0980035102950573" calcext:value-type="float">
            <text:p>0.0980035103</text:p>
          </table:table-cell>
          <table:table-cell table:formula="of:=[.U8]/[.U11]" office:value-type="float" office:value="0.0966146696907056" calcext:value-type="float">
            <text:p>0.0966146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number-style style:name="N130P0" style:volatile="true">
      <number:number number:decimal-places="0" loext:min-decimal-places="0" number:min-integer-digits="1" number:grouping="true"/>
      <number:text> Kč</number:text>
    </number:number-style>
    <number:number-style style:name="N13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Kč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Kč</number:text>
    </number:number-style>
    <number:number-style style:name="N13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Kč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2P2" style:volatile="true">
      <loext:fill-character> </loext:fill-character>
      <number:text>-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6P2" style:volatile="true">
      <loext:fill-character> </loext:fill-character>
      <number:text>-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4:24:31.45258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8:14:15.289000000</meta:creation-date>
    <dc:date>2016-12-15T15:45:12.179969355</dc:date>
    <meta:editing-duration>PT1H50M57S</meta:editing-duration>
    <meta:editing-cycles>26</meta:editing-cycles>
    <meta:generator>LibreOffice/5.1.4.2$Linux_X86_64 LibreOffice_project/10m0$Build-2</meta:generator>
    <meta:document-statistic meta:table-count="3" meta:cell-count="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old_town_cross.B14:old_town_cross.U15 old_town_cross.A15:old_town_cross.A15" chart:data-source-has-labels="column" svg:x="0.32cm" svg:y="0.18cm" svg:width="13.063cm" svg:height="8.64cm">
          <chartooo:coordinate-region svg:x="1.232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.B15:old_town_cross.U15" chart:label-cell-address="old_town_cross.A15:old_town_cross.A15" chart:class="chart:scatter">
            <chart:domain table:cell-range-address="old_town_cross.B14:old_town_cross.U14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.B14:old_town_cross.U1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theora</text:p>
                <draw:g>
                  <svg:desc>old_town_cross.A15:old_town_cross.A15</svg:desc>
                </draw:g>
              </table:table-cell>
              <table:table-cell office:value-type="float" office:value="0.00847173448811147">
                <text:p>0.00847173448811147</text:p>
                <draw:g>
                  <svg:desc>old_town_cross.B15:old_town_cross.U15</svg:desc>
                </draw:g>
              </table:table-cell>
              <table:table-cell office:value-type="float" office:value="0.00902599504081185">
                <text:p>0.00902599504081185</text:p>
              </table:table-cell>
              <table:table-cell office:value-type="float" office:value="0.0093383010366627">
                <text:p>0.0093383010366627</text:p>
              </table:table-cell>
              <table:table-cell office:value-type="float" office:value="0.0100012421170483">
                <text:p>0.0100012421170483</text:p>
              </table:table-cell>
              <table:table-cell office:value-type="float" office:value="0.0102506761074098">
                <text:p>0.0102506761074098</text:p>
              </table:table-cell>
              <table:table-cell office:value-type="float" office:value="0.0115079671954704">
                <text:p>0.0115079671954704</text:p>
              </table:table-cell>
              <table:table-cell office:value-type="float" office:value="0.0127464423533044">
                <text:p>0.0127464423533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522907233951">
                <text:p>0.0321522907233951</text:p>
              </table:table-cell>
              <table:table-cell office:value-type="float" office:value="0.0503349595719064">
                <text:p>0.0503349595719064</text:p>
              </table:table-cell>
              <table:table-cell office:value-type="float" office:value="0.0587588232474499">
                <text:p>0.0587588232474499</text:p>
              </table:table-cell>
              <table:table-cell office:value-type="float" office:value="0.066250349229477">
                <text:p>0.066250349229477</text:p>
              </table:table-cell>
              <table:table-cell office:value-type="float" office:value="0.073372600005421">
                <text:p>0.073372600005421</text:p>
              </table:table-cell>
              <table:table-cell office:value-type="float" office:value="0.0787372835729286">
                <text:p>0.0787372835729286</text:p>
              </table:table-cell>
              <table:table-cell office:value-type="float" office:value="0.0830791205545802">
                <text:p>0.0830791205545802</text:p>
              </table:table-cell>
              <table:table-cell office:value-type="float" office:value="0.0866034882661573">
                <text:p>0.0866034882661573</text:p>
              </table:table-cell>
              <table:table-cell office:value-type="float" office:value="0.0897742509218339">
                <text:p>0.0897742509218339</text:p>
              </table:table-cell>
              <table:table-cell office:value-type="float" office:value="0.091987859898658">
                <text:p>0.091987859898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